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702.71pt"/>
    </style:style>
    <style:style style:name="co4" style:family="table-column">
      <style:table-column-properties fo:break-before="auto" style:column-width="268.84pt"/>
    </style:style>
    <style:style style:name="co5" style:family="table-column">
      <style:table-column-properties fo:break-before="auto" style:column-width="1045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erie_B_correc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On/Off Rate</text:p>
          </table:table-cell>
          <table:table-cell office:value-type="string" calcext:value-type="string">
            <text:p>Sensor Sequence</text:p>
          </table:table-cell>
          <table:table-cell office:value-type="string" calcext:value-type="string">
            <text:p>Trigger Sequence</text:p>
          </table:table-cell>
          <table:table-cell table:style-name="Default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186666667" calcext:value-type="float">
            <text:p>6.186666667</text:p>
          </table:table-cell>
          <table:table-cell office:value-type="string" calcext:value-type="string">
            <text:p>CACUGCCAUUGAUGUGCUUAUGAUGAUCUUUGUGGUGGACUUUAGAACAGAGGAGAUAAAGAUGACCACAAAGAUAAACCUGGCGGCAGCGCAAAAG</text:p>
          </table:table-cell>
          <table:table-cell office:value-type="string" calcext:value-type="string">
            <text:p>UUGAGAGUGAGAAGAAUGACACAUGGAGGCUGAAGA</text:p>
          </table:table-cell>
          <table:table-cell office:value-type="string" calcext:value-type="string">
            <text:p>GGGCAGUGAUCUAGGCUACUGGAUUGAGAGUGAGAAGAAUGACACAUGGAGGCUGAAGAGGGCCCAUCUGAUCGAGAUGAAAACAUGUGAAUGGCCAAAGUCCCACACAUUGUGGACAGAUGGAAUAGAAGAGAGUGAUCUGAUCAUACCCAAGUCUUUAGCUGGG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09333333" calcext:value-type="float">
            <text:p>11.09333333</text:p>
          </table:table-cell>
          <table:table-cell office:value-type="string" calcext:value-type="string">
            <text:p>AGGGUGGCUUCGGCUCUUGGUGAAUUGGGCGUUAUCGGACUUUAGAACAGAGGAGAUAAAGAUGGAUAACGCCCAUAACCUGGCGGCAGCGCAAAAG</text:p>
          </table:table-cell>
          <table:table-cell office:value-type="string" calcext:value-type="string">
            <text:p>AUGAUGGGAAAAAGAGAAAAGAAACAAGGGGAAUUU</text:p>
          </table:table-cell>
          <table:table-cell office:value-type="string" calcext:value-type="string">
            <text:p>GGGUGCCAGAGUUGUGUGUACAACAUGAUGGGAAAAAGAGAAAAGAAACAAGGGGAAUUUGGAAAGGCCAAGGGCAGCCGCGCCAUCUGGUAUAUGUGGCUAGGGGCUAGAUUUCUAGAGUUCGAAGCCCUUGGAUUCUUGAACGAGGAUCACUGGAUG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.13333333" calcext:value-type="float">
            <text:p>34.13333333</text:p>
          </table:table-cell>
          <table:table-cell office:value-type="string" calcext:value-type="string">
            <text:p>UCUUCAGCCUCCAUGUGUCAUUCUUCUCACUCUCAAGGACUUUAGAACAGAGGAGAUAAAGAUGUUGAGAGUGAGUAACCUGGCGGCAGCGCAAAAG</text:p>
          </table:table-cell>
          <table:table-cell office:value-type="string" calcext:value-type="string">
            <text:p>GACACAGGACAUGAAACUGAUGAGAAUAGAGCGAAA</text:p>
          </table:table-cell>
          <table:table-cell office:value-type="string" calcext:value-type="string">
            <text:p>GGGCCAGCACAGUGGGAUGAUCGUUAAUGACACAGGACAUGAAACUGAUGAGAAUAGAGCGAAAGUUGAGAUAACGCCCAAUUCACCAAGAGCCGAAGCCACCCUGGGGGGGUUUGGAAGCCUAGGACUUGAUUGUGAACCGAGGACAG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CAUCGCCAUUAAGGAGUAGUUGUUGUAUGAGGUGGUGGACUUUAGAACAGAGGAGAUAAAGAUGACCACCUCAUAUAACCUGGCGGCAGCGCAAAAG</text:p>
          </table:table-cell>
          <table:table-cell office:value-type="string" calcext:value-type="string">
            <text:p>UGGAAAACAUCAUGUGGAGAUCAGUAGAAGGGGAGC</text:p>
          </table:table-cell>
          <table:table-cell office:value-type="string" calcext:value-type="string">
            <text:p>GGGCGGGAUCUCCUCUGUUUCAAGAAUGGAAAACAUCAUGUGGAGAUCAGUAGAAGGGGAGCUCAACGCAAUCCUGGAAGAGAAUGGAGUUCAACUGACGGUCGUUGUGGGAUCUGUAAAAAACCCCAUGUGGAGAGGUCCACAGAGAU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986666667" calcext:value-type="float">
            <text:p>2.986666667</text:p>
          </table:table-cell>
          <table:table-cell office:value-type="string" calcext:value-type="string">
            <text:p>UUGGUUGUCCUGGGGAGAUCUUUGCUUUUCUGGCUCGGACUUUAGAACAGAGGAGAUAAAGAUGGAGCCAGAAAAGAACCUGGCGGCAGCGCAAAAG</text:p>
          </table:table-cell>
          <table:table-cell office:value-type="string" calcext:value-type="string">
            <text:p>GGGGAAAAAAGAGGCUAUGGAAAUAAUAAAGAAGUU</text:p>
          </table:table-cell>
          <table:table-cell office:value-type="string" calcext:value-type="string">
            <text:p>GGGCCAUCACUGGGUCUCAUCAAUAGAUGGGGUUCAGUGGGGAAAAAAGAGGCUAUGGAAAUAAUAAAGAAGUUCAAGAAAGAUCUGGCUGCCAUGCUGAGAAUAAUCAAUGCUAGGAAGGAGAAGAAGAGACGAGGCGCAGAUACUAGUGUCGGAAUUGUUGGCCU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666666667" calcext:value-type="float">
            <text:p>2.666666667</text:p>
          </table:table-cell>
          <table:table-cell office:value-type="string" calcext:value-type="string">
            <text:p>AAUGAGUUGCACCACUAGGUUGGUAAAUGUGUUAAGGGACUUUAGAACAGAGGAGAUAAAGAUGCUUAACACAUUGAACCUGGCGGCAGCGCAAAAG</text:p>
          </table:table-cell>
          <table:table-cell office:value-type="string" calcext:value-type="string">
            <text:p>GAUAACGCCCAAUUCACCAAGAGCCGAAGCCACCCU</text:p>
          </table:table-cell>
          <table:table-cell office:value-type="string" calcext:value-type="string">
            <text:p>GGGAAUGCUGUCAGUUCAUGGCUCCCAGCACAGUGGGAUGAUCGUUAAUGACACAGGACAUGAAACUGAUGAGAAUAGAGCGAAAGUUGAGAUAACGCCCAAUUCACCAAGAGCCGAAGCCACCCUGGGGGGGUUUGGAAGCCUAGGACUUGAUUGUGAACCGAGGACAG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46666667" calcext:value-type="float">
            <text:p>0.746666667</text:p>
          </table:table-cell>
          <table:table-cell office:value-type="string" calcext:value-type="string">
            <text:p>UAUGGUUGCCCCCUCCUCUCUCCUUCCCAUUAGAUGGGACUUUAGAACAGAGGAGAUAAAGAUGCAUCUAAUGGGAAACCUGGCGGCAGCGCAAAAG</text:p>
          </table:table-cell>
          <table:table-cell office:value-type="string" calcext:value-type="string">
            <text:p>UUGAAGAGGAAAAAGAGUGGAAGACUGCAGUGGAAG</text:p>
          </table:table-cell>
          <table:table-cell office:value-type="string" calcext:value-type="string">
            <text:p>GGGAGAAGGAUGGUCUCUUCCUGGUUGUGGAAAGAGCUAGGCAAACACAAACGGCCACGAGUCUGUACCAAAGAAGAGUUCAUCAACAAGGUUCGUAGCAAUGCAGCAUUAGGGGCAAUAUUUGAAGAGGAAAAAGAGUGGAAGACUGCAGUGGAAGCUGUGAACGAUCCAAGGUUCUGGGCUCUAGUGGACAAGGAAAG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.09333333" calcext:value-type="float">
            <text:p>19.09333333</text:p>
          </table:table-cell>
          <table:table-cell office:value-type="string" calcext:value-type="string">
            <text:p>AACUUCUUUAUUAUUUCCAUAGCCUCUUUUUUCCCCGGACUUUAGAACAGAGGAGAUAAAGAUGGGGGAAAAAAGAAACCUGGCGGCAGCGCAAAAG</text:p>
          </table:table-cell>
          <table:table-cell office:value-type="string" calcext:value-type="string">
            <text:p>UUUUGCUCGUGGCGCACUACAUGUACUUGAUCCCAG</text:p>
          </table:table-cell>
          <table:table-cell office:value-type="string" calcext:value-type="string">
            <text:p>GGGCUGACCCUAAUAGUGGCCAUCAUUUUGCUCGUGGCGCACUACAUGUACUUGAUCCCAGGGCUGCAGGCAGCAGCUGCGCGUGCUGCCCAGAAGAGAACGGCAGCUGGCAUCAUGAAGAACCCUGUUGUGGAUG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UUUCGCUCUAUUCUCAUCAGUUUCAUGUCCUGUGUCGGACUUUAGAACAGAGGAGAUAAAGAUGGACACAGGACACAACCUGGCGGCAGCGCAAAAG</text:p>
          </table:table-cell>
          <table:table-cell office:value-type="string" calcext:value-type="string">
            <text:p>UUGCUACUCACAAUUAACACCCCUGACCCUAAUAGU</text:p>
          </table:table-cell>
          <table:table-cell office:value-type="string" calcext:value-type="string">
            <text:p>GGGUUUGGUAUGGGCAAAGGGAUGCCAUUCUACGCAUGGGACUUUGGAGUCCCGCUGCUAAUGAUAGGUUGCUACUCACAAUUAACACCCCUGACCCUAAUAGUGGCCAUCAUUUUGCUCGUGGCGCACUACAUGUACUUGAUCCCAGGGC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626666667" calcext:value-type="float">
            <text:p>3.626666667</text:p>
          </table:table-cell>
          <table:table-cell office:value-type="string" calcext:value-type="string">
            <text:p>UGCUUCUUUGUUGUUCCAGUGUGGAGUUCCGGUGUCGGACUUUAGAACAGAGGAGAUAAAGAUGGACACCGGAACAAACCUGGCGGCAGCGCAAAAG</text:p>
          </table:table-cell>
          <table:table-cell office:value-type="string" calcext:value-type="string">
            <text:p>ACCACCUCAUACAACAACUACUCCUUAAUGGCGAUG</text:p>
          </table:table-cell>
          <table:table-cell office:value-type="string" calcext:value-type="string">
            <text:p>GGGCCAUCUAUGCUGCCUUGACAACUUUCAUUACCCCAGCCGUCCAACAUGCAGUGACCACCUCAUACAACAACUACUCCUUAAUGGCGAUGGCCACGCAAGCUGGAGUGUUGUUUGGUAUGGGCAAAGGGAUGCCAUUCUACGCAUGGGACUUUGGAGUCCCGCUGCUAAUGAU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CCACAAGUCUUGCAUCUCUAGAACUUCCUCAGCCUCGGACUUUAGAACAGAGGAGAUAAAGAUGGAGGCUGAGGACAACCUGGCGGCAGCGCAAAAG</text:p>
          </table:table-cell>
          <table:table-cell office:value-type="string" calcext:value-type="string">
            <text:p>ACCACAAAGAUCAUCAUAAGCACAUCAAUGGCAGUG</text:p>
          </table:table-cell>
          <table:table-cell office:value-type="string" calcext:value-type="string">
            <text:p>GGGAGAAGGGUGAUUCUGCUCAUGGUGCAGGAAGGGUUGAAGAAGAGAAUGACCACAAAGAUCAUCAUAAGCACAUCAAUGGCAGUGCUGGUAGCUAUGAUCCUGGGAGGAUUUUCAAUGAGUGACCUGGCUAAGCUUGCAAUUUUGAUGGGUGCCACCUUCGCGGAAAUGAACACUGGAGGAGAUGUAG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973333333" calcext:value-type="float">
            <text:p>5.973333333</text:p>
          </table:table-cell>
          <table:table-cell office:value-type="string" calcext:value-type="string">
            <text:p>CCCACUCUUGAUGUUUUGUUUUCUGGAACUCUGUCUGGACUUUAGAACAGAGGAGAUAAAGAUGAGACAGAGUUCCAACCUGGCGGCAGCGCAAAAG</text:p>
          </table:table-cell>
          <table:table-cell office:value-type="string" calcext:value-type="string">
            <text:p>AGACAGAGUUCCAGAAAACAAAACAUCAAGAGUGGG</text:p>
          </table:table-cell>
          <table:table-cell office:value-type="string" calcext:value-type="string">
            <text:p>GGGAGAAGGGUUUGUUCCAAGCGUGAGGAACGGCAAUGAGAUCGCAGCUUGUCUGACAAAGGCUGGAAAACGGGUCAUACAGCUCAGCAGAAAGACUUUUGAGACAGAGUUCCAGAAAACAAAACAUCAAGAGUGGGACUUUGUCGUGACAACUGACAUUUCAGAGAUGGGCGCCAACUUUAAAGCUGACCGUGUCAUAGAUUCCAGGAGAUGCCUAAAGCCGGUCAUACU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.10666667" calcext:value-type="float">
            <text:p>24.10666667</text:p>
          </table:table-cell>
          <table:table-cell office:value-type="string" calcext:value-type="string">
            <text:p>GCUCCCCUUCUACUGAUCUCCACAUGAUGUUUUCCAGGACUUUAGAACAGAGGAGAUAAAGAUGUGGAAAACAUCAAACCUGGCGGCAGCGCAAAAG</text:p>
          </table:table-cell>
          <table:table-cell office:value-type="string" calcext:value-type="string">
            <text:p>UGCACAAUGCCCCCACUGUCGUUCCGGGCUAAAGAU</text:p>
          </table:table-cell>
          <table:table-cell office:value-type="string" calcext:value-type="string">
            <text:p>GGGAGAUCAACCACUGCAAGCGGAAGGGUGAUCGAGGAAUGGUGCUGCAGGGAGUGCACAAUGCCCCCACUGUCGUUCCGGGCUAAAGAUGGCUGUUGGUAUGGAAUGGAGAUAAGGCCCAGGAAAGAACC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786666667" calcext:value-type="float">
            <text:p>7.786666667</text:p>
          </table:table-cell>
          <table:table-cell office:value-type="string" calcext:value-type="string">
            <text:p>ACUAUUAGGGUCAGGGGUGUUAAUUGUGAGUAGCAAGGACUUUAGAACAGAGGAGAUAAAGAUGUUGCUACUCACUAACCUGGCGGCAGCGCAAAAG</text:p>
          </table:table-cell>
          <table:table-cell office:value-type="string" calcext:value-type="string">
            <text:p>GACACCGGAACUCCACACUGGAACAACAAAGAAGCA</text:p>
          </table:table-cell>
          <table:table-cell office:value-type="string" calcext:value-type="string">
            <text:p>GGGAGUGGUUCCACGACAUUCCAUUACCUUGGCACGCUGGGGCAGACACCGGAACUCCACACUGGAACAACAAAGAAGCACUGGUAGAGUUCAAGGACGCACAUGCCAAAAGGCAAACUGUCGUGGUUCUAGGGAGUCAAGAAGGAGCAGUUCACAC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46666667" calcext:value-type="float">
            <text:p>0.746666667</text:p>
          </table:table-cell>
          <table:table-cell office:value-type="string" calcext:value-type="string">
            <text:p>AUCAUUCAAGAACCUGAGGGCAUGUGCAAACCUAUCGGACUUUAGAACAGAGGAGAUAAAGAUGGAUAGGUUUGCUAACCUGGCGGCAGCGCAAAAG</text:p>
          </table:table-cell>
          <table:table-cell office:value-type="string" calcext:value-type="string">
            <text:p>GUUUGCCGCUGGGAAAAGAGGAGCGGCUUUUGGAGU</text:p>
          </table:table-cell>
          <table:table-cell office:value-type="string" calcext:value-type="string">
            <text:p>GGGUGGACGCCAGAGUUUGUUCAGAUCAUGCGGCCCUGAAGUCAUUCAAGGAGUUUGCCGCUGGGAAAAGAGGAGCGGCUUUUGGAGUGAUGGAAGCCCUGGGAACACUGCCAGGACACAUGACAGAGAGAU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413333333" calcext:value-type="float">
            <text:p>3.413333333</text:p>
          </table:table-cell>
          <table:table-cell office:value-type="string" calcext:value-type="string">
            <text:p>ACUCCAAAAGCCGCUCCUCUUUUCCCAGCGGCAAACGGACUUUAGAACAGAGGAGAUAAAGAUGGUUUGCCGCUGCAACCUGGCGGCAGCGCAAAAG</text:p>
          </table:table-cell>
          <table:table-cell office:value-type="string" calcext:value-type="string">
            <text:p>GGCAGAAGUGUGGACCAGACACGGAGAGAAAAGAGU</text:p>
          </table:table-cell>
          <table:table-cell office:value-type="string" calcext:value-type="string">
            <text:p>GGGCUGCCGGAAUAACCUACACAGAUAGAAGAUGGUGCUUUGAUGGCACGACCAACAACACCAUAAUGGAAGACAGUGUGCCGGCAGAAGUGUGGACCAGACACGGAGAGAAAAGAGUGCUCAAACCGAGGUGGAUGGACGCCAGAGUUUGUUCAG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.386666667" calcext:value-type="float">
            <text:p>9.386666667</text:p>
          </table:table-cell>
          <table:table-cell office:value-type="string" calcext:value-type="string">
            <text:p>CUUCCACUGCAGUCUUCCACUCUUUUUCCUCUUCAAGGACUUUAGAACAGAGGAGAUAAAGAUGUUGAAGAGGAAAAACCUGGCGGCAGCGCAAAAG</text:p>
          </table:table-cell>
          <table:table-cell office:value-type="string" calcext:value-type="string">
            <text:p>CUGAUCGAGAUGAAAACAUGUGAAUGGCCAAAGUCC</text:p>
          </table:table-cell>
          <table:table-cell office:value-type="string" calcext:value-type="string">
            <text:p>GGGCUACUGGAUUGAGAGUGAGAAGAAUGACACAUGGAGGCUGAAGAGGGCCCAUCUGAUCGAGAUGAAAACAUGUGAAUGGCCAAAGUCCCACACAUUGUGGACAGAUGGAAUAGAAGAGAGUGAUCUGAUCAUACCCAAGUCUUUAGCUGGG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93333333" calcext:value-type="float">
            <text:p>1.493333333</text:p>
          </table:table-cell>
          <table:table-cell office:value-type="string" calcext:value-type="string">
            <text:p>CUUCAACGUCGUUAUAGACGAACACCCCUGUACCGCGGACUUUAGAACAGAGGAGAUAAAGAUGGCGGUACAGGGAAACCUGGCGGCAGCGCAAAAG</text:p>
          </table:table-cell>
          <table:table-cell office:value-type="string" calcext:value-type="string">
            <text:p>GAGCCAGAAAAGCAAAGAUCUCCCCAGGACAACCAA</text:p>
          </table:table-cell>
          <table:table-cell office:value-type="string" calcext:value-type="string">
            <text:p>GGGCAGCCAGAAUUGCAUGUGUCCUCAUUGUUGUGUUCCUAUUGCUGGUGGUGCUCAUACCUGAGCCAGAAAAGCAAAGAUCUCCCCAGGACAACCAAAUGGCAAUCAUCAUCAUGGUAGCAGUAGGUCUUCUGGGCUUGAUUACCGCCAAUGAACUCGGAUGGUUGGAGAGAAC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093333333" calcext:value-type="float">
            <text:p>3.093333333</text:p>
          </table:table-cell>
          <table:table-cell office:value-type="string" calcext:value-type="string">
            <text:p>GGACUUUGGCCAUUCACAUGUUUUCAUCUCGAUCAGGGACUUUAGAACAGAGGAGAUAAAGAUGCUGAUCGAGAUGAACCUGGCGGCAGCGCAAAAG</text:p>
          </table:table-cell>
          <table:table-cell office:value-type="string" calcext:value-type="string">
            <text:p>CUUAACACAUUUACCAACCUAGUGGUGCAACUCAUU</text:p>
          </table:table-cell>
          <table:table-cell office:value-type="string" calcext:value-type="string">
            <text:p>GGGAGCGGACAAGUUGUCACUUACGCUCUUAACACAUUUACCAACCUAGUGGUGCAACUCAUUCGGAAUAUGGAGGCUGAGGAAGUUCUAGAGAUGCAAGACUUGUGGCUGCUGCGGAGGUCAGAGAAAGUGACUAACUGGUUGCAGAGCAACGGAUGGGAUAGGCUCAAACGAAUG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53333333" calcext:value-type="float">
            <text:p>0.853333333</text:p>
          </table:table-cell>
          <table:table-cell office:value-type="string" calcext:value-type="string">
            <text:p>AUUCCUCAAACCGAAUUUCAAGCUCUUCACUGUGCCGGACUUUAGAACAGAGGAGAUAAAGAUGGGCACAGUGAAAAACCUGGCGGCAGCGCAAAAG</text:p>
          </table:table-cell>
          <table:table-cell office:value-type="string" calcext:value-type="string">
            <text:p>GCGGUACAGGGGUGUUCGUCUAUAACGACGUUGAAG</text:p>
          </table:table-cell>
          <table:table-cell office:value-type="string" calcext:value-type="string">
            <text:p>GGGUGCUCGGUGGACUUCUCAAAGAAGGAGACGAGAUGCGGUACAGGGGUGUUCGUCUAUAACGACGUUGAAGCCUGGAGGGACAGGUACAAGUACCAUCCUGACUCCCCCCGUAGAUUGGCAGCAGCAGUCAAGCAAGCCUGGGAAGAU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906666667" calcext:value-type="float">
            <text:p>4.906666667</text:p>
          </table:table-cell>
          <table:table-cell office:value-type="string" calcext:value-type="string">
            <text:p>AUCUUUAGCCCGGAACGACAGUGGGGGCAUUGUGCAGGACUUUAGAACAGAGGAGAUAAAGAUGUGCACAAUGCCGAACCUGGCGGCAGCGCAAAAG</text:p>
          </table:table-cell>
          <table:table-cell office:value-type="string" calcext:value-type="string">
            <text:p>GAGGCUGAGGAAGUUCUAGAGAUGCAAGACUUGUGG</text:p>
          </table:table-cell>
          <table:table-cell office:value-type="string" calcext:value-type="string">
            <text:p>GGGAGUGGUGCAACUCAUUCGGAAUAUGGAGGCUGAGGAAGUUCUAGAGAUGCAAGACUUGUGGCUGCUGCGGAGGUCAGAGAAAGUGACUAACUGGUUGCAGAGCAACGGAUGGGAUAGGCUCAAACGAAUGGCA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.86666667" calcext:value-type="float">
            <text:p>29.86666667</text:p>
          </table:table-cell>
          <table:table-cell office:value-type="string" calcext:value-type="string">
            <text:p>AAAUUCCCCUUGUUUCUUUUCUCUUUUUCCCAUCAUGGACUUUAGAACAGAGGAGAUAAAGAUGAUGAUGGGAAAAAACCUGGCGGCAGCGCAAAAG</text:p>
          </table:table-cell>
          <table:table-cell office:value-type="string" calcext:value-type="string">
            <text:p>GGCACAGUGAAGAGCUUGAAAUUCGGUUUGAGGAAU</text:p>
          </table:table-cell>
          <table:table-cell office:value-type="string" calcext:value-type="string">
            <text:p>GGGCAAUACCAGAGAGGGCUACAGGACCCAAAUGAAAGGGCCAUGGCACAGUGAAGAGCUUGAAAUUCGGUUUGAGGAAUGCCCAGGCACUAAGGUCCACGUGGAGGAAACAUGUGGAACGAGAGGACCAUCUCUGAGAUCAACCACUGCAAG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96" calcext:value-type="float">
            <text:p>8.96</text:p>
          </table:table-cell>
          <table:table-cell office:value-type="string" calcext:value-type="string">
            <text:p>CUGGGAUCAAGUACAUGUAGUGCGCCACGAGCAAAAGGACUUUAGAACAGAGGAGAUAAAGAUGUUUUGCUCGUGUAACCUGGCGGCAGCGCAAAAG</text:p>
          </table:table-cell>
          <table:table-cell office:value-type="string" calcext:value-type="string">
            <text:p>CAUCUAAUGGGAAGGAGAGAGGAGGGGGCAACCAUA</text:p>
          </table:table-cell>
          <table:table-cell office:value-type="string" calcext:value-type="string">
            <text:p>GGGAGUAGGUCUUCUGGGCUUGAUUACCGCCAAUGAACUCGGAUGGUUGGAGAGAACAAAGAGUGACCUAAGCCAUCUAAUGGGAAGGAGAGAGGAGGGGGCAACCAUAGGAUUCUCAAUGGACAUUGACCUGCG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ACUCUUUUCUCUCCGUGUCUGGUCCACACUUCUGCCGGACUUUAGAACAGAGGAGAUAAAGAUGGGCAGAAGUGUAAACCUGGCGGCAGCGCAAAAG</text:p>
          </table:table-cell>
          <table:table-cell office:value-type="string" calcext:value-type="string">
            <text:p>GAUAGGUUUGCACAUGCCCUCAGGUUCUUGAAUGAU</text:p>
          </table:table-cell>
          <table:table-cell office:value-type="string" calcext:value-type="string">
            <text:p>GGGAUAGGCUCAAACGAAUGGCAGUCAGUGGAGAUGAUUGCGUUGUGAAGCCAAUUGAUGAUAGGUUUGCACAUGCCCUCAGGUUCUUGAAUGAUAUGGGAAAAGUUAGGAAGGACACACAAGAGUG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7T07:31:09.411887067</dc:date>
    <meta:editing-duration>PT1M48S</meta:editing-duration>
    <meta:editing-cycles>1</meta:editing-cycles>
    <meta:document-statistic meta:table-count="1" meta:cell-count="124" meta:object-count="0"/>
    <meta:generator>LibreOffice/6.0.3.2$Linux_X86_64 LibreOffice_project/00m0$Build-2</meta:generator>
  </office:meta>
</office:document-meta>
</file>